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 mongo</text:p>
      <text:p text:style-name="Standard">MongoDB shell version v3.6.8</text:p>
      <text:p text:style-name="Standard">connecting to: mongodb://127.0.0.1:27017</text:p>
      <text:p text:style-name="Standard">Implicit session: session { "id" : UUID("095cceee-3600-4244-8d48-7ed523b9473a") }</text:p>
      <text:p text:style-name="Standard">MongoDB server version: 3.6.8</text:p>
      <text:p text:style-name="Standard">Server has startup warnings: </text:p>
      <text:p text:style-name="Standard">2021-12-28T11:22:36.249+0530 I STORAGE <text:s/>[initandlisten] </text:p>
      <text:p text:style-name="Standard">2021-12-28T11:22:36.249+0530 I STORAGE <text:s/>[initandlisten] ** WARNING: Using the XFS filesystem is strongly recommended with the WiredTiger storage engine</text:p>
      <text:p text:style-name="Standard">2021-12-28T11:22:36.249+0530 I STORAGE <text:s/>[initandlisten] ** <text:s text:c="9"/>See http://dochub.mongodb.org/core/prodnotes-filesystem</text:p>
      <text:p text:style-name="Standard">2021-12-28T11:22:37.136+0530 I CONTROL <text:s/>[initandlisten] </text:p>
      <text:p text:style-name="Standard">2021-12-28T11:22:37.136+0530 I CONTROL <text:s/>[initandlisten] ** WARNING: Access control is not enabled for the database.</text:p>
      <text:p text:style-name="Standard">2021-12-28T11:22:37.136+0530 I CONTROL <text:s/>[initandlisten] ** <text:s text:c="9"/>Read and write access to data and configuration is unrestricted.</text:p>
      <text:p text:style-name="Standard">2021-12-28T11:22:37.136+0530 I CONTROL <text:s/>[initandlisten] </text:p>
      <text:p text:style-name="Standard">&gt; show collections</text:p>
      <text:p text:style-name="Standard">&gt; use mongodata</text:p>
      <text:p text:style-name="Standard">switched to db mongodata</text:p>
      <text:p text:style-name="Standard">&gt; db</text:p>
      <text:p text:style-name="Standard">mongodata</text:p>
      <text:p text:style-name="Standard">&gt; mongodata.createCollection('customers')</text:p>
      <text:p text:style-name="Standard">2021-12-28T13:11:28.675+0530 E QUERY <text:s text:c="3"/>[thread1] ReferenceError: mongodata is not defined :</text:p>
      <text:p text:style-name="Standard">@(shell):1:1</text:p>
      <text:p text:style-name="Standard">&gt; db.createCollection('customers')</text:p>
      <text:p text:style-name="Standard">{ "ok" : 1 }</text:p>
      <text:p text:style-name="Standard">&gt; show collections</text:p>
      <text:p text:style-name="Standard">customers</text:p>
      <text:p text:style-name="Standard">&gt; db.customers.insert([{ 'c_id': 1,'c_fname': 'anjan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1,'c_fname': 'anjan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<text:soft-page-break/>})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&gt; db.customers.insert([{ 'c_id': 3,'c_fname': 'anji','c_lname': 'patel','c_city': 'ahmedabad','c_phone': 9990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4,'c_fname': 'nisha','c_lname': 'rathod','c_city': 'surat','c_phone': 9990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5,'c_fname': 'rajvi','c_lname': 'rathod','c_city': 'mehsana','c_phone': 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6,'c_fname': 'mahi','c_lname': 'parmar','c_city': 'mehsana','c_phone': 989898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soft-page-break/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7,'c_fname': 'mahima','c_lname': 'raj','c_city': 'rajkot','c_phone': 8989898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7,'c_fname': 'nishant','c_lname': 'singh','c_city': 'surat','c_phone': 89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8,'c_fname': 'nishant','c_lname': 'singh','c_city': 'surat','c_phone': 89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db.customers.insert([{ 'c_id': 9,'c_fname': 'riya','c_lname': 'thakor','c_city': 'ahmedabad','c_phone': 7645896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customers.insert([{ 'c_id': 10,'c_fname': 'aasha','c_lname': 'thakor','c_city': 'ahmedabad','c_phone': 764586569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insert([{ 'c_id': 2,'c_fname': 'manvi','c_lname': 'patel','c_city': 'ahmedabad','c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customers.find()</text:p>
      <text:p text:style-name="Standard">{ "_id" : ObjectId("61cac0a4635505009fbb1595"), "c_id" : 1, "c_fname" : "anjani", "c_lname" : "patel", "c_city" : "ahmedabad", "c_phone" : 9999999999 }</text:p>
      <text:p text:style-name="Standard">{ "_id" : ObjectId("61cac0c5635505009fbb1596"), "c_id" : 1, "c_fname" : "anjani", "c_lname" : "patel", "c_city" : "ahmedabad", "c_phone" : 9999999999 }</text:p>
      <text:p text:style-name="Standard">{ "_id" : ObjectId("61cac163635505009fbb1597"), "c_id" : 3, "c_fname" : "anji", "c_lname" : "patel", "c_city" : "ahmedabad", "c_phone" : 999099999 }</text:p>
      <text:p text:style-name="Standard">{ "_id" : ObjectId("61cac1adebd892bc2464766e"), "c_id" : 4, "c_fname" : "nisha", "c_lname" : "rathod", "c_city" : "surat", "c_phone" : 999099999 }</text:p>
      <text:p text:style-name="Standard">{ "_id" : ObjectId("61cac1ddebd892bc2464766f"), "c_id" : 5, "c_fname" : "rajvi", "c_lname" : "rathod", "c_city" : "mehsana", "c_phone" : 999999 }</text:p>
      <text:p text:style-name="Standard">{ "_id" : ObjectId("61cac207ebd892bc24647670"), "c_id" : 6, "c_fname" : "mahi", "c_lname" : "parmar", "c_city" : "mehsana", "c_phone" : 98989898 }</text:p>
      <text:p text:style-name="Standard">{ "_id" : ObjectId("61cac23bebd892bc24647671"), "c_id" : 7, "c_fname" : "mahima", "c_lname" : "raj", "c_city" : "rajkot", "c_phone" : 898989898 }</text:p>
      <text:p text:style-name="Standard">{ "_id" : ObjectId("61cac271ebd892bc24647672"), "c_id" : 7, "c_fname" : "nishant", "c_lname" : "singh", "c_city" : "surat", "c_phone" : 89896698 }</text:p>
      <text:p text:style-name="Standard">{ "_id" : ObjectId("61cac27debd892bc24647673"), "c_id" : 8, "c_fname" : "nishant", "c_lname" : "singh", "c_city" : "surat", "c_phone" : 89896698 }</text:p>
      <text:p text:style-name="Standard">{ "_id" : ObjectId("61cac2b1ebd892bc24647674"), "c_id" : 9, "c_fname" : "riya", "c_lname" : "thakor", "c_city" : "ahmedabad", "c_phone" : 7645896698 }</text:p>
      <text:p text:style-name="Standard">{ "_id" : ObjectId("61cac2c4ebd892bc24647675"), "c_id" : 10, "c_fname" : "aasha", "c_lname" : "thakor", "c_city" : "ahmedabad", "c_phone" : 7645865698 }</text:p>
      <text:p text:style-name="Standard">{ "_id" : ObjectId("61cac3354640fe8b127cda28"), "c_id" : 2, "c_fname" : "manvi", "c_lname" : "patel", "c_city" : "ahmedabad", "c_phone" : 9999999999 }</text:p>
      <text:p text:style-name="Standard"/>
      <text:p text:style-name="Standard"><text:soft-page-break/>&gt; db.createCollection('doctor')</text:p>
      <text:p text:style-name="Standard">{ "ok" : 1 }</text:p>
      <text:p text:style-name="Standard">&gt; db.doctor.insert([{ 'd_id': 1,'d_name': 'manvi','d_city': 'ahmedabad','d_email': 'anjani@gmail.com','d_phone': 9999999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2,'d_name': 'anji','d_city': 'surat','d_email': 'anji@gmail.com','d_phone': 9999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3,'d_name': 'mina','d_city': 'surat','d_email': 'm@gmail.com','d_phone': 98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4,'d_name': 'kinjal','d_city': 'surat','d_email': 'k@gmail.com','d_phone': 7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5,'d_name': 'lakshmi','d_city': 'ahmedabad','d_email': 'l@gmail.com','d_phone':557876999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6,'d_name': 'raj','d_city': 'rajkot','d_email': 'r@gmail.com','d_phone':8778769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7,'d_name': 'raja','d_city': 'jaipur','d_email': 'raja@gmail.com','d_phone':87787690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8,'d_name': 'rakhi','d_city': 'udaipur','d_email': 'rakhi@gmail.com','d_phone':90787690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9,'d_name': 'tina','d_city': 'jodhpur','d_email': 'tina@gmail.com','d_phone':907876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soft-page-break/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insert([{ 'd_id': 10,'d_name': 'nishit','d_city': 'jodhpur','d_email': 'nishit@gmail.com','d_phone':9990787699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doctor.find()</text:p>
      <text:p text:style-name="Standard">{ "_id" : ObjectId("61cac4014640fe8b127cda29"), "d_id" : 1, "d_name" : "manvi", "d_city" : "ahmedabad", "d_email" : "anjani@gmail.com", "d_phone" : 9999999999 }</text:p>
      <text:p text:style-name="Standard">{ "_id" : ObjectId("61cac4244640fe8b127cda2a"), "d_id" : 2, "d_name" : "anji", "d_city" : "surat", "d_email" : "anji@gmail.com", "d_phone" : 999976999 }</text:p>
      <text:p text:style-name="Standard">{ "_id" : ObjectId("61cac43f4640fe8b127cda2b"), "d_id" : 3, "d_name" : "mina", "d_city" : "surat", "d_email" : "m@gmail.com", "d_phone" : 987876999 }</text:p>
      <text:p text:style-name="Standard">{ "_id" : ObjectId("61cac46f4640fe8b127cda2c"), "d_id" : 4, "d_name" : "kinjal", "d_city" : "surat", "d_email" : "k@gmail.com", "d_phone" : 77876999 }</text:p>
      <text:p text:style-name="Standard">{ "_id" : ObjectId("61cac49a4640fe8b127cda2d"), "d_id" : 5, "d_name" : "lakshmi", "d_city" : "ahmedabad", "d_email" : "l@gmail.com", "d_phone" : 557876999 }</text:p>
      <text:p text:style-name="Standard">{ "_id" : ObjectId("61cac4bb4640fe8b127cda2e"), "d_id" : 6, "d_name" : "raj", "d_city" : "rajkot", "d_email" : "r@gmail.com", "d_phone" : 877876999 }</text:p>
      <text:p text:style-name="Standard">{ "_id" : ObjectId("61cac4dd4640fe8b127cda2f"), "d_id" : 7, "d_name" : "raja", "d_city" : "jaipur", "d_email" : "raja@gmail.com", "d_phone" : 877876900 }</text:p>
      <text:p text:style-name="Standard">{ "_id" : ObjectId("61cac5024640fe8b127cda30"), "d_id" : 8, "d_name" : "rakhi", "d_city" : "udaipur", "d_email" : "rakhi@gmail.com", "d_phone" : 907876900 }</text:p>
      <text:p text:style-name="Standard">{ "_id" : ObjectId("61cac5294640fe8b127cda31"), "d_id" : 9, "d_name" : "tina", "d_city" : "jodhpur", "d_email" : "tina@gmail.com", "d_phone" : 90787699 }</text:p>
      <text:p text:style-name="Standard">{ "_id" : ObjectId("61cac5404640fe8b127cda32"), "d_id" : 10, "d_name" : "nishit", "d_city" : "jodhpur", "d_email" : "nishit@gmail.com", "d_phone" : 9990787699 }</text:p>
      <text:p text:style-name="Standard">&gt; </text:p>
      <text:p text:style-name="Standard">&gt; db.createCollection('faculty')</text:p>
      <text:p text:style-name="Standard">{ "ok" : 1 }</text:p>
      <text:p text:style-name="Standard">&gt; db.faculty.insert([{ 'd_id': 1,'d_name': 'nishit','f_email': 'n@gmail.com','f_pwd': 'nishit','f_dept':'i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faculty.insert([{ 'd_id': 2,'d_name': 'rahul','f_email': 'r@gmail.com','f_pwd': 'rahul','f_dept':'it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3,'d_name': 'kajal','f_email': 'k@gmail.com','f_pwd': 'kajal','f_dept':'ce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4,'d_name': 'radha','f_email': 'radha@gmail.com','f_pwd': 'radha','f_dept':'ce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5,'d_name': 'kahan','f_email': 'kahan@gmail.com','f_pwd': 'kahan','f_dept':'civil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6,'d_name': 'kanan','f_email': 'kanan@gmail.com','f_pwd': 'kanan','f_dept':'ec'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7,'d_name': 'moin','f_email': 'm@gmail.com','f_pwd': 'moin','f_dept':'ec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8,'d_name': 'nidhi','f_email': 'n@gmail.com','f_pwd': 'neha', 'f_dept': 'ec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9,'d_name': 'nita','f_email': 'n@gmail.com','f_pwd': 'nita', 'f_dept': 'comp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insert([{ 'd_id': 10,'d_name': 'anita','f_email': 'a@gmail.com','f_pwd': 'anita', 'f_dept': 'comp'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soft-page-break/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faculty.find()</text:p>
      <text:p text:style-name="Standard">{ "_id" : ObjectId("61cac64e4640fe8b127cda33"), "d_id" : 1, "d_name" : "nishit", "f_email" : "n@gmail.com", "f_pwd" : "nishit", "f_dept" : "it" }</text:p>
      <text:p text:style-name="Standard">{ "_id" : ObjectId("61cac6744640fe8b127cda34"), "d_id" : 2, "d_name" : "rahul", "f_email" : "r@gmail.com", "f_pwd" : "rahul", "f_dept" : "it" }</text:p>
      <text:p text:style-name="Standard">{ "_id" : ObjectId("61cac6924640fe8b127cda35"), "d_id" : 3, "d_name" : "kajal", "f_email" : "k@gmail.com", "f_pwd" : "kajal", "f_dept" : "ce" }</text:p>
      <text:p text:style-name="Standard">{ "_id" : ObjectId("61cac6a64640fe8b127cda36"), "d_id" : 4, "d_name" : "radha", "f_email" : "radha@gmail.com", "f_pwd" : "radha", "f_dept" : "ce" }</text:p>
      <text:p text:style-name="Standard">{ "_id" : ObjectId("61cac6f1582f4b7d9372c55f"), "d_id" : 5, "d_name" : "kahan", "f_email" : "kahan@gmail.com", "f_pwd" : "kahan", "f_dept" : "civil" }</text:p>
      <text:p text:style-name="Standard">{ "_id" : ObjectId("61cac715582f4b7d9372c560"), "d_id" : 6, "d_name" : "kanan", "f_email" : "kanan@gmail.com", "f_pwd" : "kanan", "f_dept" : "ec" }</text:p>
      <text:p text:style-name="Standard">{ "_id" : ObjectId("61cac729582f4b7d9372c561"), "d_id" : 7, "d_name" : "moin", "f_email" : "m@gmail.com", "f_pwd" : "moin", "f_dept" : "ec" }</text:p>
      <text:p text:style-name="Standard">{ "_id" : ObjectId("61cac7f8582f4b7d9372c562"), "d_id" : 8, "d_name" : "nidhi", "f_email" : "n@gmail.com", "f_pwd" : "neha", "f_dept" : "ec" }</text:p>
      <text:p text:style-name="Standard">{ "_id" : ObjectId("61cac81b582f4b7d9372c563"), "d_id" : 9, "d_name" : "nita", "f_email" : "n@gmail.com", "f_pwd" : "nita", "f_dept" : "comp" }</text:p>
      <text:p text:style-name="Standard">{ "_id" : ObjectId("61cac82d582f4b7d9372c564"), "d_id" : 10, "d_name" : "anita", "f_email" : "a@gmail.com", "f_pwd" : "anita", "f_dept" : "comp" }</text:p>
      <text:p text:style-name="Standard">&gt; </text:p>
      <text:p text:style-name="Standard">&gt; db.createCollection('movie')</text:p>
      <text:p text:style-name="Standard">{ "ok" : 1 }</text:p>
      <text:p text:style-name="Standard">&gt; db.movie.insert([{ 'm_id': 1,'m_title': 'yeh jawani hai deewani','m_cast': 'ranbir kapoor','m_review': 'awesome', 'm_releaseyear': 2013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2,'m_title': 'shershaah','m_cast': 'kiara advani','m_review': 'nice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soft-page-break/><text:tab/>"upserted" : [ ]</text:p>
      <text:p text:style-name="Standard">})</text:p>
      <text:p text:style-name="Standard">&gt; db.movie.insert([{ 'm_id': 3,'m_title': 'bell bottom','m_cast': 'akshay kumar','m_review': 'nice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4,'m_title': 'roohi','m_cast': 'rajkumar rao','m_review': 'one time watch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5,'m_title': 'radhe','m_cast': 'salman khan','m_review': 'one time watch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6,'m_title': 'siddat','m_cast': 'sunny kaushal','m_review': 'not good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7,'m_title': 'hum do hmare do','m_cast': 'kriti sanon','m_review': 'nice', 'm_releaseyear': 2021}])</text:p>
      <text:p text:style-name="Standard"><text:soft-page-break/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8,'m_title': 'sooryavanshi','m_cast': 'katrina kaif','m_review': 'not good', 'm_releaseyear': 2021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9,'m_title': 'bunty aur babli 2','m_cast': 'saif ali khan','m_review': 'good', 'm_releaseyear': 2020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insert([{ 'm_id': 10,'m_title': 'pati patni aur woh','m_cast': 'kartik aaryan','m_review': 'very good', 'm_releaseyear': 2018}])</text:p>
      <text:p text:style-name="Standard">BulkWriteResult({</text:p>
      <text:p text:style-name="Standard"><text:tab/>"writeErrors" : [ ],</text:p>
      <text:p text:style-name="Standard"><text:tab/>"writeConcernErrors" : [ ],</text:p>
      <text:p text:style-name="Standard"><text:tab/>"nInserted" : 1,</text:p>
      <text:p text:style-name="Standard"><text:tab/>"nUpserted" : 0,</text:p>
      <text:p text:style-name="Standard"><text:tab/>"nMatched" : 0,</text:p>
      <text:p text:style-name="Standard"><text:tab/>"nModified" : 0,</text:p>
      <text:p text:style-name="Standard"><text:tab/>"nRemoved" : 0,</text:p>
      <text:p text:style-name="Standard"><text:tab/>"upserted" : [ ]</text:p>
      <text:p text:style-name="Standard">})</text:p>
      <text:p text:style-name="Standard">&gt; db.movie.find()</text:p>
      <text:p text:style-name="Standard">{ "_id" : ObjectId("61cac8d2582f4b7d9372c565"), "m_id" : 1, "m_title" : "yeh jawani hai deewani", "m_cast" : "ranbir kapoor", "m_review" : "awesome", "m_releaseyear" : 2013 }</text:p>
      <text:p text:style-name="Standard">{ "_id" : ObjectId("61cac8fb582f4b7d9372c566"), "m_id" : 2, "m_title" : "shershaah", "m_cast" : "kiara advani", "m_review" : "nice", "m_releaseyear" : 2021 }</text:p>
      <text:p text:style-name="Standard"><text:soft-page-break/>{ "_id" : ObjectId("61cac91f582f4b7d9372c567"), "m_id" : 3, "m_title" : "bell bottom", "m_cast" : "akshay kumar", "m_review" : "nice", "m_releaseyear" : 2021 }</text:p>
      <text:p text:style-name="Standard">{ "_id" : ObjectId("61cac93f582f4b7d9372c568"), "m_id" : 4, "m_title" : "roohi", "m_cast" : "rajkumar rao", "m_review" : "one time watch", "m_releaseyear" : 2021 }</text:p>
      <text:p text:style-name="Standard">{ "_id" : ObjectId("61cac995582f4b7d9372c569"), "m_id" : 5, "m_title" : "radhe", "m_cast" : "salman khan", "m_review" : "one time watch", "m_releaseyear" : 2021 }</text:p>
      <text:p text:style-name="Standard">{ "_id" : ObjectId("61cac9bd582f4b7d9372c56a"), "m_id" : 6, "m_title" : "siddat", "m_cast" : "sunny kaushal", "m_review" : "not good", "m_releaseyear" : 2021 }</text:p>
      <text:p text:style-name="Standard">{ "_id" : ObjectId("61cac9ee582f4b7d9372c56b"), "m_id" : 7, "m_title" : "hum do hmare do", "m_cast" : "kriti sanon", "m_review" : "nice", "m_releaseyear" : 2021 }</text:p>
      <text:p text:style-name="Standard">{ "_id" : ObjectId("61caca1e582f4b7d9372c56c"), "m_id" : 8, "m_title" : "sooryavanshi", "m_cast" : "katrina kaif", "m_review" : "not good", "m_releaseyear" : 2021 }</text:p>
      <text:p text:style-name="Standard">{ "_id" : ObjectId("61caca45582f4b7d9372c56d"), "m_id" : 9, "m_title" : "bunty aur babli 2", "m_cast" : "saif ali khan", "m_review" : "good", "m_releaseyear" : 2020 }</text:p>
      <text:p text:style-name="Standard">{ "_id" : ObjectId("61caca68582f4b7d9372c56e"), "m_id" : 10, "m_title" : "pati patni aur woh", "m_cast" : "kartik aaryan", "m_review" : "very good", "m_releaseyear" : 2018 }</text:p>
      <text:p text:style-name="Standard"/>
      <text:p text:style-name="Standard">&gt; show collections</text:p>
      <text:p text:style-name="Standard">customers</text:p>
      <text:p text:style-name="Standard">doctor</text:p>
      <text:p text:style-name="Standard">faculty</text:p>
      <text:p text:style-name="Standard">movie</text:p>
      <text:p text:style-name="Standard">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3:12:28.642412815</meta:creation-date>
    <dc:date>2021-12-28T13:58:41.678791145</dc:date>
    <meta:editing-duration>PT45M59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3" meta:paragraph-count="552" meta:word-count="2705" meta:character-count="20552" meta:non-whitespace-character-count="18028"/>
  </office:meta>
</office:document-meta>
</file>